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pitch="fixed"/>
  </office:font-face-decls>
  <office:automatic-styles>
    <style:style style:name="Table4" style:family="table">
      <style:table-properties style:width="6.9299in" fo:margin-left="0in" table:align="left"/>
    </style:style>
    <style:style style:name="Table4.A" style:family="table-column">
      <style:table-column-properties style:column-width="2.4667in"/>
    </style:style>
    <style:style style:name="Table4.B" style:family="table-column">
      <style:table-column-properties style:column-width="4.4632in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dddddd" style:writing-mode="pag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2.5625in"/>
    </style:style>
    <style:style style:name="Table1.A1" style:family="table-cell">
      <style:table-cell-properties fo:background-color="#dddddd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1.125in"/>
    </style:style>
    <style:style style:name="Table2.A1" style:family="table-cell">
      <style:table-cell-properties fo:background-color="#dddddd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1.0625in"/>
    </style:style>
    <style:style style:name="Table3.A1" style:family="table-cell">
      <style:table-cell-properties fo:background-color="#dddddd" style:writing-mode="page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dddddd" fo:padding="0.0382in" fo:border="0.5pt solid #000000">
        <style:background-image/>
      </style:table-cell-properties>
    </style:style>
    <style:style style:name="P1" style:family="paragraph" style:parent-style-name="Standard">
      <style:text-properties style:font-name="Source Code Pro" fo:font-size="18pt" fo:font-weight="bold" officeooo:rsid="001732d8" officeooo:paragraph-rsid="001732d8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Source Code Pro" officeooo:rsid="001a73a0" officeooo:paragraph-rsid="001a73a0"/>
    </style:style>
    <style:style style:name="P3" style:family="paragraph" style:parent-style-name="Standard">
      <style:text-properties style:font-name="Source Code Pro" fo:font-weight="bold" officeooo:rsid="007eb636" officeooo:paragraph-rsid="007eb63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Source Code Pro" fo:font-weight="bold" officeooo:rsid="00b6a9df" officeooo:paragraph-rsid="00b6a9df" style:font-weight-asian="bold" style:font-weight-complex="bold"/>
    </style:style>
    <style:style style:name="P5" style:family="paragraph" style:parent-style-name="Table_20_Contents">
      <style:text-properties style:font-name="Source Code Pro" officeooo:rsid="008249f2" officeooo:paragraph-rsid="008249f2"/>
    </style:style>
    <style:style style:name="P6" style:family="paragraph" style:parent-style-name="Table_20_Contents">
      <style:paragraph-properties fo:text-align="start" style:justify-single-word="false"/>
      <style:text-properties style:font-name="Source Code Pro" officeooo:rsid="008249f2" officeooo:paragraph-rsid="008249f2"/>
    </style:style>
    <style:style style:name="P7" style:family="paragraph" style:parent-style-name="Table_20_Contents">
      <style:text-properties style:font-name="Source Code Pro" officeooo:rsid="00834000" officeooo:paragraph-rsid="00834000"/>
    </style:style>
    <style:style style:name="P8" style:family="paragraph" style:parent-style-name="Table_20_Contents">
      <style:paragraph-properties fo:text-align="start" style:justify-single-word="false"/>
      <style:text-properties style:font-name="Source Code Pro" officeooo:rsid="00856169" officeooo:paragraph-rsid="00856169"/>
    </style:style>
    <style:style style:name="P9" style:family="paragraph" style:parent-style-name="Table_20_Contents">
      <style:text-properties style:font-name="Source Code Pro" officeooo:rsid="00856169" officeooo:paragraph-rsid="00856169"/>
    </style:style>
    <style:style style:name="P10" style:family="paragraph" style:parent-style-name="Table_20_Contents">
      <style:text-properties style:font-name="Source Code Pro" officeooo:rsid="0086b0e7" officeooo:paragraph-rsid="0086b0e7"/>
    </style:style>
    <style:style style:name="P11" style:family="paragraph" style:parent-style-name="Table_20_Contents">
      <style:paragraph-properties fo:text-align="start" style:justify-single-word="false"/>
      <style:text-properties style:font-name="Source Code Pro" officeooo:rsid="0086b0e7" officeooo:paragraph-rsid="0086b0e7"/>
    </style:style>
    <style:style style:name="P12" style:family="paragraph" style:parent-style-name="Table_20_Contents">
      <style:text-properties style:font-name="Source Code Pro" officeooo:rsid="008a26ee" officeooo:paragraph-rsid="008a26ee"/>
    </style:style>
    <style:style style:name="P13" style:family="paragraph" style:parent-style-name="Table_20_Contents">
      <style:paragraph-properties fo:text-align="start" style:justify-single-word="false"/>
      <style:text-properties style:font-name="Source Code Pro" officeooo:rsid="008d02a0" officeooo:paragraph-rsid="008d02a0"/>
    </style:style>
    <style:style style:name="P14" style:family="paragraph" style:parent-style-name="Table_20_Contents">
      <style:text-properties style:font-name="Source Code Pro" officeooo:rsid="008ea6c8" officeooo:paragraph-rsid="008ea6c8"/>
    </style:style>
    <style:style style:name="P15" style:family="paragraph" style:parent-style-name="Table_20_Contents">
      <style:paragraph-properties fo:text-align="start" style:justify-single-word="false"/>
      <style:text-properties style:font-name="Source Code Pro" officeooo:rsid="00964b8d" officeooo:paragraph-rsid="00964b8d"/>
    </style:style>
    <style:style style:name="P16" style:family="paragraph" style:parent-style-name="Standard">
      <style:text-properties style:font-name="Source Code Pro" officeooo:rsid="007eb636" officeooo:paragraph-rsid="007eb636"/>
    </style:style>
    <style:style style:name="P17" style:family="paragraph" style:parent-style-name="Standard">
      <style:text-properties style:font-name="Source Code Pro" fo:font-weight="bold" officeooo:rsid="009b33e6" officeooo:paragraph-rsid="009b33e6" style:font-weight-asian="bold" style:font-weight-complex="bold"/>
    </style:style>
    <style:style style:name="P18" style:family="paragraph" style:parent-style-name="Preformatted_20_Text">
      <style:text-properties officeooo:paragraph-rsid="010c7df7"/>
    </style:style>
    <style:style style:name="P19" style:family="paragraph" style:parent-style-name="Preformatted_20_Text">
      <style:text-properties style:font-name="Source Code Pro" officeooo:rsid="00aadddb"/>
    </style:style>
    <style:style style:name="P20" style:family="paragraph" style:parent-style-name="Standard">
      <style:text-properties style:font-name="Source Code Pro" officeooo:rsid="00ac7f36" officeooo:paragraph-rsid="00ac7f36"/>
    </style:style>
    <style:style style:name="P21" style:family="paragraph" style:parent-style-name="Standard">
      <style:text-properties style:font-name="Source Code Pro" officeooo:rsid="00a5ccee" officeooo:paragraph-rsid="00a5ccee"/>
    </style:style>
    <style:style style:name="P22" style:family="paragraph" style:parent-style-name="Standard">
      <style:text-properties style:font-name="Source Code Pro" officeooo:rsid="00b57689" officeooo:paragraph-rsid="00b57689"/>
    </style:style>
    <style:style style:name="P23" style:family="paragraph" style:parent-style-name="Standard">
      <style:text-properties style:font-name="Source Code Pro" officeooo:rsid="00c79554" officeooo:paragraph-rsid="00c79554"/>
    </style:style>
    <style:style style:name="P24" style:family="paragraph" style:parent-style-name="Standard">
      <style:text-properties style:font-name="Source Code Pro" officeooo:rsid="00d14fc1" officeooo:paragraph-rsid="00d14fc1"/>
    </style:style>
    <style:style style:name="P25" style:family="paragraph" style:parent-style-name="Standard">
      <style:text-properties style:font-name="Source Code Pro" officeooo:rsid="00c9d0cc" officeooo:paragraph-rsid="00c9d0cc"/>
    </style:style>
    <style:style style:name="P26" style:family="paragraph" style:parent-style-name="Standard">
      <style:paragraph-properties fo:text-align="center" style:justify-single-word="false"/>
      <style:text-properties style:font-name="Source Code Pro" fo:font-weight="bold" officeooo:rsid="00188239" officeooo:paragraph-rsid="00188239" style:font-weight-asian="bold" style:font-weight-complex="bold"/>
    </style:style>
    <style:style style:name="P27" style:family="paragraph" style:parent-style-name="Standard">
      <style:text-properties style:font-name="Source Code Pro" officeooo:rsid="00188239" officeooo:paragraph-rsid="00188239"/>
    </style:style>
    <style:style style:name="P28" style:family="paragraph" style:parent-style-name="Standard">
      <style:text-properties style:font-name="Source Code Pro" fo:font-weight="bold" officeooo:rsid="0022fdae" officeooo:paragraph-rsid="0022fdae" style:font-weight-asian="bold" style:font-weight-complex="bold"/>
    </style:style>
    <style:style style:name="P29" style:family="paragraph" style:parent-style-name="Preformatted_20_Text">
      <style:text-properties officeooo:rsid="00239b8d" officeooo:paragraph-rsid="00239b8d"/>
    </style:style>
    <style:style style:name="P30" style:family="paragraph" style:parent-style-name="Preformatted_20_Text">
      <style:text-properties fo:color="#808080" loext:opacity="100%" fo:font-style="italic" officeooo:paragraph-rsid="00465c70" style:font-style-asian="italic" style:font-style-complex="italic"/>
    </style:style>
    <style:style style:name="P31" style:family="paragraph" style:parent-style-name="Preformatted_20_Text">
      <style:text-properties officeooo:paragraph-rsid="00465c70"/>
    </style:style>
    <style:style style:name="P32" style:family="paragraph" style:parent-style-name="Preformatted_20_Text">
      <style:text-properties officeooo:rsid="00ebdbe8" officeooo:paragraph-rsid="00ebdbe8"/>
    </style:style>
    <style:style style:name="P33" style:family="paragraph" style:parent-style-name="Standard">
      <style:text-properties style:font-name="Source Code Pro" fo:font-weight="bold" officeooo:rsid="004ab207" officeooo:paragraph-rsid="004ab207" style:font-weight-asian="bold" style:font-weight-complex="bold"/>
    </style:style>
    <style:style style:name="P34" style:family="paragraph" style:parent-style-name="Preformatted_20_Text">
      <style:text-properties officeooo:paragraph-rsid="00553246"/>
    </style:style>
    <style:style style:name="P35" style:family="paragraph" style:parent-style-name="Standard">
      <style:text-properties style:font-name="Source Code Pro" fo:font-weight="bold" officeooo:rsid="00602123" officeooo:paragraph-rsid="00602123" style:font-weight-asian="bold" style:font-weight-complex="bold"/>
    </style:style>
    <style:style style:name="P36" style:family="paragraph" style:parent-style-name="Preformatted_20_Text">
      <style:text-properties officeooo:rsid="0061bc37" officeooo:paragraph-rsid="0065c824"/>
    </style:style>
    <style:style style:name="P37" style:family="paragraph" style:parent-style-name="Preformatted_20_Text">
      <style:text-properties officeooo:rsid="00635cf0" officeooo:paragraph-rsid="0065c824"/>
    </style:style>
    <style:style style:name="P38" style:family="paragraph" style:parent-style-name="Preformatted_20_Text">
      <style:text-properties officeooo:rsid="00635cf0" officeooo:paragraph-rsid="0061bc37"/>
    </style:style>
    <style:style style:name="P39" style:family="paragraph" style:parent-style-name="Standard">
      <style:text-properties style:font-name="Source Code Pro" fo:font-weight="bold" officeooo:rsid="011feb43" officeooo:paragraph-rsid="011feb43" style:font-weight-asian="bold" style:font-weight-complex="bold"/>
    </style:style>
    <style:style style:name="P40" style:family="paragraph" style:parent-style-name="Standard">
      <style:text-properties style:font-name="Source Code Pro" fo:font-weight="normal" officeooo:rsid="0120a74c" officeooo:paragraph-rsid="0120a74c" style:font-weight-asian="normal" style:font-weight-complex="normal"/>
    </style:style>
    <style:style style:name="P41" style:family="paragraph" style:parent-style-name="Preformatted_20_Text">
      <style:text-properties officeooo:rsid="0124a048"/>
    </style:style>
    <style:style style:name="P42" style:family="paragraph" style:parent-style-name="Preformatted_20_Text">
      <style:text-properties officeooo:rsid="0124a048" officeooo:paragraph-rsid="01292e07"/>
    </style:style>
    <style:style style:name="P43" style:family="paragraph" style:parent-style-name="Preformatted_20_Text">
      <style:text-properties officeooo:rsid="0124a048" officeooo:paragraph-rsid="0124a048"/>
    </style:style>
    <style:style style:name="P44" style:family="paragraph" style:parent-style-name="Standard">
      <style:text-properties style:font-name="Source Code Pro" fo:font-weight="normal" officeooo:rsid="012ecd2c" officeooo:paragraph-rsid="012ecd2c" style:font-weight-asian="normal" style:font-weight-complex="normal"/>
    </style:style>
    <style:style style:name="P45" style:family="paragraph" style:parent-style-name="Preformatted_20_Text">
      <style:text-properties officeooo:rsid="012ecd2c" officeooo:paragraph-rsid="012ecd2c"/>
    </style:style>
    <style:style style:name="T1" style:family="text">
      <style:text-properties officeooo:rsid="00f07ed1"/>
    </style:style>
    <style:style style:name="T2" style:family="text">
      <style:text-properties officeooo:rsid="00f5a31f"/>
    </style:style>
    <style:style style:name="T3" style:family="text">
      <style:text-properties officeooo:rsid="00f908c5"/>
    </style:style>
    <style:style style:name="T4" style:family="text">
      <style:text-properties officeooo:rsid="00b94b7f"/>
    </style:style>
    <style:style style:name="T5" style:family="text">
      <style:text-properties officeooo:rsid="00856169"/>
    </style:style>
    <style:style style:name="T6" style:family="text">
      <style:text-properties officeooo:rsid="0090b228"/>
    </style:style>
    <style:style style:name="T7" style:family="text">
      <style:text-properties officeooo:rsid="008704fc"/>
    </style:style>
    <style:style style:name="T8" style:family="text">
      <style:text-properties officeooo:rsid="00efb5a7"/>
    </style:style>
    <style:style style:name="T9" style:family="text">
      <style:text-properties officeooo:rsid="00937f86"/>
    </style:style>
    <style:style style:name="T10" style:family="text">
      <style:text-properties officeooo:rsid="008a6724"/>
    </style:style>
    <style:style style:name="T11" style:family="text">
      <style:text-properties officeooo:rsid="008e59e6"/>
    </style:style>
    <style:style style:name="T12" style:family="text">
      <style:text-properties officeooo:rsid="008ea6c8"/>
    </style:style>
    <style:style style:name="T13" style:family="text">
      <style:text-properties officeooo:rsid="00a284ba"/>
    </style:style>
    <style:style style:name="T14" style:family="text">
      <style:text-properties fo:color="#808080" loext:opacity="100%" fo:font-style="italic" officeooo:rsid="00a5ccee" style:font-style-asian="italic" style:font-style-complex="italic"/>
    </style:style>
    <style:style style:name="T15" style:family="text">
      <style:text-properties officeooo:rsid="00a3b199"/>
    </style:style>
    <style:style style:name="T16" style:family="text">
      <style:text-properties officeooo:rsid="00b2f564"/>
    </style:style>
    <style:style style:name="T17" style:family="text">
      <style:text-properties officeooo:rsid="00ad1063"/>
    </style:style>
    <style:style style:name="T18" style:family="text">
      <style:text-properties officeooo:rsid="00aebf0a"/>
    </style:style>
    <style:style style:name="T19" style:family="text">
      <style:text-properties fo:font-style="italic" officeooo:rsid="00b975b5" style:font-style-asian="italic" style:font-style-complex="italic"/>
    </style:style>
    <style:style style:name="T20" style:family="text">
      <style:text-properties officeooo:rsid="00b975b5"/>
    </style:style>
    <style:style style:name="T21" style:family="text">
      <style:text-properties officeooo:rsid="00c4e6fb"/>
    </style:style>
    <style:style style:name="T22" style:family="text">
      <style:text-properties officeooo:rsid="00ba0ba9"/>
    </style:style>
    <style:style style:name="T23" style:family="text">
      <style:text-properties officeooo:rsid="00bd82c4"/>
    </style:style>
    <style:style style:name="T24" style:family="text">
      <style:text-properties fo:font-style="italic" officeooo:rsid="00bf2756" style:font-style-asian="italic" style:font-style-complex="italic"/>
    </style:style>
    <style:style style:name="T25" style:family="text">
      <style:text-properties fo:font-style="italic" officeooo:rsid="00baf0dd" style:font-style-asian="italic" style:font-style-complex="italic"/>
    </style:style>
    <style:style style:name="T26" style:family="text">
      <style:text-properties officeooo:rsid="00baf0dd"/>
    </style:style>
    <style:style style:name="T27" style:family="text">
      <style:text-properties officeooo:rsid="00bbd760"/>
    </style:style>
    <style:style style:name="T28" style:family="text">
      <style:text-properties officeooo:rsid="00c12416"/>
    </style:style>
    <style:style style:name="T29" style:family="text">
      <style:text-properties officeooo:rsid="010ea099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c96007"/>
    </style:style>
    <style:style style:name="T32" style:family="text">
      <style:text-properties officeooo:rsid="00d33d44"/>
    </style:style>
    <style:style style:name="T33" style:family="text">
      <style:text-properties officeooo:rsid="00d38b79"/>
    </style:style>
    <style:style style:name="T34" style:family="text">
      <style:text-properties officeooo:rsid="00d522e6"/>
    </style:style>
    <style:style style:name="T35" style:family="text">
      <style:text-properties officeooo:rsid="00dfe424"/>
    </style:style>
    <style:style style:name="T36" style:family="text">
      <style:text-properties officeooo:rsid="00d5bf9f"/>
    </style:style>
    <style:style style:name="T37" style:family="text">
      <style:text-properties officeooo:rsid="00dae17d"/>
    </style:style>
    <style:style style:name="T38" style:family="text">
      <style:text-properties officeooo:rsid="00ce9e6e"/>
    </style:style>
    <style:style style:name="T39" style:family="text">
      <style:text-properties officeooo:rsid="00cbb42d"/>
    </style:style>
    <style:style style:name="T40" style:family="text">
      <style:text-properties officeooo:rsid="00cc3b83"/>
    </style:style>
    <style:style style:name="T41" style:family="text">
      <style:text-properties officeooo:rsid="00e0a129"/>
    </style:style>
    <style:style style:name="T42" style:family="text">
      <style:text-properties officeooo:rsid="00e207d0"/>
    </style:style>
    <style:style style:name="T43" style:family="text">
      <style:text-properties officeooo:rsid="00fffce5"/>
    </style:style>
    <style:style style:name="T44" style:family="text">
      <style:text-properties officeooo:rsid="00362d15"/>
    </style:style>
    <style:style style:name="T45" style:family="text">
      <style:text-properties officeooo:rsid="00373e75"/>
    </style:style>
    <style:style style:name="T46" style:family="text">
      <style:text-properties officeooo:rsid="00386c00"/>
    </style:style>
    <style:style style:name="T47" style:family="text">
      <style:text-properties officeooo:rsid="0028db9b"/>
    </style:style>
    <style:style style:name="T48" style:family="text">
      <style:text-properties officeooo:rsid="0029ab2e"/>
    </style:style>
    <style:style style:name="T49" style:family="text">
      <style:text-properties officeooo:rsid="002b4f19"/>
    </style:style>
    <style:style style:name="T50" style:family="text">
      <style:text-properties officeooo:rsid="002c22ee"/>
    </style:style>
    <style:style style:name="T51" style:family="text">
      <style:text-properties officeooo:rsid="003fbbab"/>
    </style:style>
    <style:style style:name="T52" style:family="text">
      <style:text-properties officeooo:rsid="003ceb0a"/>
    </style:style>
    <style:style style:name="T53" style:family="text">
      <style:text-properties officeooo:rsid="0039d3b8"/>
    </style:style>
    <style:style style:name="T54" style:family="text">
      <style:text-properties officeooo:rsid="002fb20d"/>
    </style:style>
    <style:style style:name="T55" style:family="text">
      <style:text-properties officeooo:rsid="00313a45"/>
    </style:style>
    <style:style style:name="T56" style:family="text">
      <style:text-properties officeooo:rsid="003441b7"/>
    </style:style>
    <style:style style:name="T57" style:family="text">
      <style:text-properties officeooo:rsid="0034ac13"/>
    </style:style>
    <style:style style:name="T58" style:family="text">
      <style:text-properties officeooo:rsid="003be9ef"/>
    </style:style>
    <style:style style:name="T59" style:family="text">
      <style:text-properties officeooo:rsid="00ee0efd"/>
    </style:style>
    <style:style style:name="T60" style:family="text">
      <style:text-properties officeooo:rsid="007881f9"/>
    </style:style>
    <style:style style:name="T61" style:family="text">
      <style:text-properties fo:color="#808080" loext:opacity="100%" fo:font-style="italic" style:font-style-asian="italic" style:font-style-complex="italic"/>
    </style:style>
    <style:style style:name="T62" style:family="text">
      <style:text-properties fo:color="#808080" loext:opacity="100%" fo:font-style="italic" officeooo:rsid="0054bfe3" style:font-style-asian="italic" style:font-style-complex="italic"/>
    </style:style>
    <style:style style:name="T63" style:family="text">
      <style:text-properties officeooo:rsid="00511058"/>
    </style:style>
    <style:style style:name="T64" style:family="text">
      <style:text-properties fo:color="#808080" loext:opacity="100%" fo:font-style="italic" officeooo:rsid="00635cf0" style:font-style-asian="italic" style:font-style-complex="italic"/>
    </style:style>
    <style:style style:name="T65" style:family="text">
      <style:text-properties fo:color="#808080" loext:opacity="100%" fo:font-style="italic" officeooo:rsid="00642b4b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bCDF <text:span text:style-name="T1">1.0</text:span></text:p>
      <text:p text:style-name="P2"><text:span text:style-name="T2">C</text:span><text:span text:style-name="T3">uber</text:span><text:span text:style-name="T2"> Data File. </text:span>A tiny and simple binary data format.</text:p>
      <text:p text:style-name="P2"/>
      <text:p text:style-name="P3">Main <text:span text:style-name="T4">data</text:span>types: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4">Static types</text:p>
          </table:table-cell>
          <table:covered-table-cell/>
        </table:table-row>
        <table:table-row>
          <table:table-cell table:style-name="Table4.A1" office:value-type="string">
            <text:p text:style-name="P5">CDF_<text:span text:style-name="T5">TYPE_</text:span>INT</text:p>
          </table:table-cell>
          <table:table-cell table:style-name="Table4.A1" office:value-type="string">
            <text:p text:style-name="P6">4 bytes integer</text:p>
          </table:table-cell>
        </table:table-row>
        <table:table-row>
          <table:table-cell table:style-name="Table4.A1" office:value-type="string">
            <text:p text:style-name="P5">CDF_<text:span text:style-name="T5">TYPE_</text:span>UINT</text:p>
          </table:table-cell>
          <table:table-cell table:style-name="Table4.A1" office:value-type="string">
            <text:p text:style-name="P6">4 bytes unsigned integer</text:p>
          </table:table-cell>
        </table:table-row>
        <table:table-row>
          <table:table-cell table:style-name="Table4.A1" office:value-type="string">
            <text:p text:style-name="P5">CDF_<text:span text:style-name="T5">TYPE_</text:span>LONG</text:p>
          </table:table-cell>
          <table:table-cell table:style-name="Table4.A1" office:value-type="string">
            <text:p text:style-name="P6">8 bytes integer</text:p>
          </table:table-cell>
        </table:table-row>
        <table:table-row>
          <table:table-cell table:style-name="Table4.A1" office:value-type="string">
            <text:p text:style-name="P5">CDF_<text:span text:style-name="T5">TYPE_</text:span>ULONG</text:p>
          </table:table-cell>
          <table:table-cell table:style-name="Table4.A1" office:value-type="string">
            <text:p text:style-name="P6">8 bytes unsigned integer</text:p>
          </table:table-cell>
        </table:table-row>
        <table:table-row>
          <table:table-cell table:style-name="Table4.A1" office:value-type="string">
            <text:p text:style-name="P7">CDF_<text:span text:style-name="T5">TYPE_FLOAT</text:span></text:p>
          </table:table-cell>
          <table:table-cell table:style-name="Table4.A1" office:value-type="string">
            <text:p text:style-name="P8">4 bytes floating point number</text:p>
          </table:table-cell>
        </table:table-row>
        <table:table-row>
          <table:table-cell table:style-name="Table4.A1" office:value-type="string">
            <text:p text:style-name="P9">CDF_TYPE_DOUBLE</text:p>
          </table:table-cell>
          <table:table-cell table:style-name="Table4.A1" office:value-type="string">
            <text:p text:style-name="P8">8 bytes floating point number</text:p>
          </table:table-cell>
        </table:table-row>
        <table:table-row>
          <table:table-cell table:style-name="Table4.A1" office:value-type="string">
            <text:p text:style-name="P9">CDF_TYPE_VECTOR</text:p>
          </table:table-cell>
          <table:table-cell table:style-name="Table4.A1" office:value-type="string">
            <text:p text:style-name="P8">Two floats combined together</text:p>
          </table:table-cell>
        </table:table-row>
        <table:table-row>
          <table:table-cell table:style-name="Table4.A1" table:number-columns-spanned="2" office:value-type="string">
            <text:p text:style-name="P4">Dynamic types</text:p>
          </table:table-cell>
          <table:covered-table-cell/>
        </table:table-row>
        <table:table-row>
          <table:table-cell table:style-name="Table4.A1" office:value-type="string">
            <text:p text:style-name="P10">CDF_TYPE_BINARY</text:p>
          </table:table-cell>
          <table:table-cell table:style-name="Table4.A1" office:value-type="string">
            <text:p text:style-name="P11">Any binary sequence</text:p>
          </table:table-cell>
        </table:table-row>
        <table:table-row>
          <table:table-cell table:style-name="Table4.A1" office:value-type="string">
            <text:p text:style-name="P10">CDF_TYPE_STRING</text:p>
          </table:table-cell>
          <table:table-cell table:style-name="Table4.A1" office:value-type="string">
            <text:p text:style-name="P11">Works exactly like binary, but marks <text:span text:style-name="T6">a </text:span>text. <text:span text:style-name="T7">No null-terminator </text:span><text:span text:style-name="T8">is </text:span><text:span text:style-name="T9">applied</text:span></text:p>
          </table:table-cell>
        </table:table-row>
        <table:table-row>
          <table:table-cell table:style-name="Table4.A1" table:number-columns-spanned="2" office:value-type="string">
            <text:p text:style-name="P4">Nested types</text:p>
          </table:table-cell>
          <table:covered-table-cell/>
        </table:table-row>
        <table:table-row>
          <table:table-cell table:style-name="Table4.A1" office:value-type="string">
            <text:p text:style-name="P12">CDF_TYPE_<text:span text:style-name="T10">OBJECT</text:span></text:p>
          </table:table-cell>
          <table:table-cell table:style-name="Table4.A1" office:value-type="string">
            <text:p text:style-name="P13">A node in the document`s tree structure. <text:span text:style-name="T11">Can hold any </text:span><text:span text:style-name="T12">sub-objects of any type</text:span></text:p>
          </table:table-cell>
        </table:table-row>
        <table:table-row>
          <table:table-cell table:style-name="Table4.A1" office:value-type="string">
            <text:p text:style-name="P14">CDF_TYPE_ARRAY</text:p>
          </table:table-cell>
          <table:table-cell table:style-name="Table4.A1" office:value-type="string">
            <text:p text:style-name="P15">Holds any amount of identical sub-values</text:p>
          </table:table-cell>
        </table:table-row>
      </table:table>
      <text:p text:style-name="P16"/>
      <text:p text:style-name="P17">About CDF objects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8">Header:</text:p>
            <text:p text:style-name="P18"><text:tab/><text:span text:style-name="T13">cdf_uint iLength<text:tab/><text:tab/><text:tab/></text:span><text:span text:style-name="T14">Data`s length in bytes</text:span></text:p>
            <text:p text:style-name="P18"><text:tab/><text:span text:style-name="T13">cdf_uint </text:span><text:span text:style-name="T15">iType<text:tab/><text:tab/> <text:tab/></text:span><text:span text:style-name="T14">Our type</text:span></text:p>
            <text:p text:style-name="P18"><text:tab/>cdf_uint iNameID<text:tab/><text:tab/><text:tab/><text:span text:style-name="T14">NameID</text:span></text:p>
            <text:p text:style-name="P18"/>
            <text:p text:style-name="P18">Data:</text:p>
            <text:p text:style-name="P18"><text:tab/><text:span text:style-name="T16">[</text:span>iLength<text:span text:style-name="T16">]</text:span> bytes of type-specific data</text:p>
          </table:table-cell>
        </table:table-row>
      </table:table>
      <text:p text:style-name="P19"/>
      <text:p text:style-name="P20">All objects` names are pooled <text:span text:style-name="T17">in the document structure to save disk space, </text:span><text:span text:style-name="T18">so you can freely have hundreds of objects with the same name.</text:span></text:p>
      <text:p text:style-name="P21"/>
      <text:p text:style-name="P22">For <text:span text:style-name="T19">static</text:span><text:span text:style-name="T20"> typ</text:span><text:span text:style-name="T21">e</text:span><text:span text:style-name="T20">s, the data is simply a binary representation </text:span><text:span text:style-name="T22">of this datatype, </text:span><text:span text:style-name="T23">and </text:span><text:span text:style-name="T24">d</text:span><text:span text:style-name="T25">ynamic</text:span><text:span text:style-name="T26"> types store anything you </text:span><text:span text:style-name="T27">put inside </text:span><text:span text:style-name="T28">them </text:span><text:span text:style-name="T29">without any interpretation.</text:span></text:p>
      <text:p text:style-name="P22"/>
      <text:p text:style-name="P23"><text:span text:style-name="T30">Objects</text:span> store all of their sub-objects <text:span text:style-name="T31">tightly packed one after one.</text:span></text:p>
      <text:p text:style-name="P24">Appending <text:span text:style-name="T32">any data to an object basically means </text:span><text:span text:style-name="T33">copying </text:span><text:span text:style-name="T34">it to the end of </text:span><text:span text:style-name="T35">the </text:span><text:span text:style-name="T36">parent`s </text:span><text:span text:style-name="T37">memory block.</text:span></text:p>
      <text:p text:style-name="P24"/>
      <text:p text:style-name="P25"><text:span text:style-name="T30">Arrays </text:span>store <text:span text:style-name="T38">their</text:span><text:span text:style-name="T39"> sub-objects </text:span><text:span text:style-name="T40">tightly packed and without a header, except for the first member. </text:span><text:span text:style-name="T41">Unlike objects, arrays can provide an O(1) access complexity </text:span><text:span text:style-name="T42">and also occupy less space. </text:span><text:span text:style-name="T43">All arrays` members must have the same type and size.</text:span></text:p>
      <text:p text:style-name="P25"/>
      <text:p text:style-name="P26"><text:soft-page-break/>Examples with some explanations</text:p>
      <text:p text:style-name="P27"/>
      <text:p text:style-name="P28">Writing a file</text:p>
      <text:p text:style-name="P2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0">// <text:span text:style-name="T44">Allocate a new document and get a pointer to the root object</text:span></text:p>
            <text:p text:style-name="P31">cdf_document* pDoc = cdf_document_create();</text:p>
            <text:p text:style-name="P31">cdf_object* pRoot = cdf_document_root(pDoc);</text:p>
            <text:p text:style-name="P31"/>
            <text:p text:style-name="P30">// <text:span text:style-name="T45">Push </text:span><text:span text:style-name="T46">some data into the root object</text:span></text:p>
            <text:p text:style-name="P31">cdf_push_float(<text:span text:style-name="T47">pDoc, pRoot, “</text:span><text:span text:style-name="T48">my_float_value”, </text:span><text:span text:style-name="T49">20</text:span><text:span text:style-name="T50">4</text:span><text:span text:style-name="T49">512.0f</text:span>);</text:p>
            <text:p text:style-name="P31"/>
            <text:p text:style-name="P30">// <text:span text:style-name="T51">User-defined classID</text:span></text:p>
            <text:p text:style-name="P31">int16_t <text:span text:style-name="T52">iUserClassID = 8;</text:span></text:p>
            <text:p text:style-name="P31"/>
            <text:p text:style-name="P30">// <text:span text:style-name="T53">Open a file and write data into it</text:span></text:p>
            <text:p text:style-name="P31">FILE* hOutput = fopen(“test.cdf”, “wb”);</text:p>
            <text:p text:style-name="P31">cdf_retcode iResult = cdf_file_write<text:span text:style-name="T54">(</text:span><text:span text:style-name="T55">hOutput, pDoc, </text:span><text:span text:style-name="T56">iUserClassID, </text:span><text:span text:style-name="T57">9</text:span><text:span text:style-name="T54">);</text:span></text:p>
            <text:p text:style-name="P31"/>
            <text:p text:style-name="P30">// <text:span text:style-name="T58">Deallocate all used memory </text:span><text:span text:style-name="T59">and close a file</text:span></text:p>
            <text:p text:style-name="P31">cdf_object_destroy(pDoc);</text:p>
            <text:p text:style-name="P32">fclose(hOutput);</text:p>
          </table:table-cell>
        </table:table-row>
      </table:table>
      <text:p text:style-name="Preformatted_20_Text"/>
      <text:p text:style-name="P33">Iterating an obje<text:span text:style-name="T60">ct</text:span></text:p>
      <text:p text:style-name="P3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4">cdf_object* pObject; <text:s text:c="3"/><text:span text:style-name="T61">// </text:span><text:span text:style-name="T62">Our source object to iterate</text:span></text:p>
            <text:p text:style-name="P34">cdf_object Current;<text:tab/><text:span text:style-name="T61">// </text:span><text:span text:style-name="T62">Memory for the current member, can be stack allocated</text:span></text:p>
            <text:p text:style-name="P34">size_t Iterator = 0;<text:tab/><text:span text:style-name="T61">// </text:span><text:span text:style-name="T62">Iterator, must be zeroed</text:span></text:p>
            <text:p text:style-name="P34"/>
            <text:p text:style-name="P34">while( cdf_object_iterate(<text:span text:style-name="T63">pObject, &amp;Current, &amp;Iterator</text:span>) ) <text:span text:style-name="T63">{</text:span></text:p>
            <text:p text:style-name="P34"><text:tab/><text:span text:style-name="T61">// </text:span><text:span text:style-name="T62">Do something with “Current”</text:span></text:p>
            <text:p text:style-name="P34">}</text:p>
          </table:table-cell>
        </table:table-row>
      </table:table>
      <text:p text:style-name="Preformatted_20_Text"/>
      <text:p text:style-name="P35">Iterating an array</text:p>
      <text:p text:style-name="P3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6">cdf_object* pArray; <text:s text:c="4"/><text:span text:style-name="T61">// </text:span><text:span text:style-name="T64">Source to iterate, must be a valid array</text:span></text:p>
            <text:p text:style-name="P37">cdf_object Current; <text:s text:c="4"/><text:span text:style-name="T61">// </text:span><text:span text:style-name="T65">Memory for the current member</text:span></text:p>
            <text:p text:style-name="P37"/>
            <text:p text:style-name="P37">cdf_uint iArrayLength = cdf_array_length(pArray);</text:p>
            <text:p text:style-name="P37"/>
            <text:p text:style-name="P37">for(cdf_uint i = 0; i &lt; iArrayLength; i++) {</text:p>
            <text:p text:style-name="P37"><text:tab/><text:span text:style-name="T61">// Do something with “Current”</text:span></text:p>
            <text:p text:style-name="P37">}</text:p>
          </table:table-cell>
        </table:table-row>
      </table:table>
      <text:p text:style-name="P38"/>
      <text:p text:style-name="P39">Pushing data</text:p>
      <text:p text:style-name="P40">If you want to push some non-nested types inside an object, you can use the <text:span text:style-name="T30">cdf_push_*</text:span> calls family:</text:p>
      <text:p text:style-name="P41"/>
      <table:table table:name="Table6" table:style-name="Table6">
        <table:table-column table:style-name="Table6.A"/>
        <table:table-row>
          <table:table-cell table:style-name="Table6.A1" office:value-type="string">
            <text:p text:style-name="P42">cdf_retcode iResult = cdf_push_float(pDoc, pParent, “my_cool_float”, 204512.0f);</text:p>
          </table:table-cell>
        </table:table-row>
      </table:table>
      <text:p text:style-name="P43"/>
      <text:p text:style-name="P44">To push a nested type, you have to allocate and setup it first:</text:p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23:49:30.642384622</meta:creation-date>
    <dc:date>2025-06-28T00:43:36.995484015</dc:date>
    <meta:editing-duration>PT52M34S</meta:editing-duration>
    <meta:editing-cycles>177</meta:editing-cycles>
    <meta:generator>LibreOffice/24.8.6.2$Linux_X86_64 LibreOffice_project/480$Build-2</meta:generator>
    <meta:document-statistic meta:table-count="6" meta:image-count="0" meta:object-count="0" meta:page-count="2" meta:paragraph-count="73" meta:word-count="439" meta:character-count="2891" meta:non-whitespace-character-count="2501"/>
  </office:meta>
</office:document-meta>
</file>